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f2f2" style:text-align-source="fix" style:repeat-content="false" fo:border="0.035cm solid #aaaaaa"/>
      <style:paragraph-properties fo:text-align="center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bold" style:text-underline-mode="continuous" style:text-line-through-mode="continuous" style:font-name-asian="Helvetica" style:font-size-asian="12pt" style:language-asian="en" style:country-asian="US" style:font-style-asian="normal" style:font-weight-asian="bold" style:font-name-complex="Helvetica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ackground-color="#f2f2f2" style:text-align-source="fix" style:repeat-content="false" fo:border="0.035cm solid #aaaaaa"/>
      <style:paragraph-properties fo:text-align="en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bold" style:text-underline-mode="continuous" style:text-line-through-mode="continuous" style:font-name-asian="Helvetica" style:font-size-asian="12pt" style:language-asian="en" style:country-asian="US" style:font-style-asian="normal" style:font-weight-asian="bold" style:font-name-complex="Helvetica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style:text-align-source="fix" style:repeat-content="false" fo:border="0.035cm solid #aaaaaa"/>
      <style:paragraph-properties fo:text-align="en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number-columns-repeated="7" table:default-cell-style-name="ce3"/>
        <table:table-row table:style-name="ro1">
          <table:table-cell table:style-name="ce1" office:value-type="string">
            <text:p>Year</text:p>
          </table:table-cell>
          <table:table-cell table:style-name="ce1"/>
          <table:table-cell table:style-name="ce1" office:value-type="string">
            <text:p>World</text:p>
          </table:table-cell>
          <table:table-cell table:style-name="ce1" office:value-type="string">
            <text:p><text:a xlink:href="http://en.wikipedia.org/wiki/Africa">Africa</text:a></text:p>
          </table:table-cell>
          <table:table-cell table:style-name="ce1" office:value-type="string">
            <text:p><text:a xlink:href="http://en.wikipedia.org/wiki/Asia">Asia</text:a></text:p>
          </table:table-cell>
          <table:table-cell table:style-name="ce1" office:value-type="string">
            <text:p><text:a xlink:href="http://en.wikipedia.org/wiki/Europe">Europe</text:a></text:p>
          </table:table-cell>
          <table:table-cell table:style-name="ce1" office:value-type="string">
            <text:p><text:a xlink:href="http://en.wikipedia.org/wiki/Latin_America">Latin America</text:a> *</text:p>
          </table:table-cell>
          <table:table-cell table:style-name="ce1" office:value-type="string">
            <text:p><text:a xlink:href="http://en.wikipedia.org/wiki/Northern_America">Northern America</text:a>*</text:p>
          </table:table-cell>
          <table:table-cell table:style-name="ce1" office:value-type="string">
            <text:p><text:a xlink:href="http://en.wikipedia.org/wiki/Oceania">Oceania</text:a>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70,000 BCE</text:p>
          </table:table-cell>
          <table:table-cell/>
          <table:table-cell office:value-type="string">
            <text:p>&lt; 1,000</text:p>
          </table:table-cell>
          <table:table-cell table:number-columns-repeated="6"/>
          <table:table-cell office:value-type="string">
            <text:p><text:a xlink:href="http://en.wikipedia.org/wiki/World_population#cite_note-20">[21]</text:a></text:p>
          </table:table-cell>
        </table:table-row>
        <table:table-row table:style-name="ro1">
          <table:table-cell office:value-type="float" office:value="-10000">
            <text:p>-10000</text:p>
          </table:table-cell>
          <table:table-cell table:formula="oooc:=[.C3]/1000"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float" office:value="-9000">
            <text:p>-9000</text:p>
          </table:table-cell>
          <table:table-cell table:formula="oooc:=[.C4]/1000" office:value-type="float" office:value="3">
            <text:p>3</text:p>
          </table:table-cell>
          <table:table-cell office:value-type="float" office:value="3000">
            <text:p>3000</text:p>
          </table:table-cell>
          <table:table-cell table:number-columns-repeated="7"/>
        </table:table-row>
        <table:table-row table:style-name="ro1">
          <table:table-cell office:value-type="float" office:value="-8000">
            <text:p>-8000</text:p>
          </table:table-cell>
          <table:table-cell table:formula="oooc:=[.C5]/1000" office:value-type="float" office:value="5">
            <text:p>5</text:p>
          </table:table-cell>
          <table:table-cell office:value-type="float" office:value="5000">
            <text:p>5000</text:p>
          </table:table-cell>
          <table:table-cell table:number-columns-repeated="6"/>
          <table:table-cell office:value-type="string">
            <text:p><text:a xlink:href="http://en.wikipedia.org/wiki/World_population#cite_note-HistoricalEstimates-21">[22]</text:a></text:p>
          </table:table-cell>
        </table:table-row>
        <table:table-row table:style-name="ro1">
          <table:table-cell office:value-type="float" office:value="-7000">
            <text:p>-7000</text:p>
          </table:table-cell>
          <table:table-cell table:formula="oooc:=[.C6]/1000" office:value-type="float" office:value="7">
            <text:p>7</text:p>
          </table:table-cell>
          <table:table-cell office:value-type="float" office:value="7000">
            <text:p>7000</text:p>
          </table:table-cell>
          <table:table-cell table:number-columns-repeated="7"/>
        </table:table-row>
        <table:table-row table:style-name="ro1">
          <table:table-cell office:value-type="float" office:value="-6000">
            <text:p>-6000</text:p>
          </table:table-cell>
          <table:table-cell table:formula="oooc:=[.C7]/1000" office:value-type="float" office:value="10">
            <text:p>10</text:p>
          </table:table-cell>
          <table:table-cell office:value-type="float" office:value="10000">
            <text:p>10000</text:p>
          </table:table-cell>
          <table:table-cell table:number-columns-repeated="7"/>
        </table:table-row>
        <table:table-row table:style-name="ro1">
          <table:table-cell office:value-type="float" office:value="-5000">
            <text:p>-5000</text:p>
          </table:table-cell>
          <table:table-cell table:formula="oooc:=[.C8]/1000" office:value-type="float" office:value="15">
            <text:p>15</text:p>
          </table:table-cell>
          <table:table-cell office:value-type="float" office:value="15000">
            <text:p>15000</text:p>
          </table:table-cell>
          <table:table-cell table:number-columns-repeated="7"/>
        </table:table-row>
        <table:table-row table:style-name="ro1">
          <table:table-cell office:value-type="float" office:value="-4000">
            <text:p>-4000</text:p>
          </table:table-cell>
          <table:table-cell table:formula="oooc:=[.C9]/1000" office:value-type="float" office:value="20">
            <text:p>20</text:p>
          </table:table-cell>
          <table:table-cell office:value-type="float" office:value="20000">
            <text:p>20000</text:p>
          </table:table-cell>
          <table:table-cell table:number-columns-repeated="7"/>
        </table:table-row>
        <table:table-row table:style-name="ro1">
          <table:table-cell office:value-type="float" office:value="-3000">
            <text:p>-3000</text:p>
          </table:table-cell>
          <table:table-cell table:formula="oooc:=[.C10]/1000" office:value-type="float" office:value="25">
            <text:p>25</text:p>
          </table:table-cell>
          <table:table-cell office:value-type="float" office:value="25000">
            <text:p>25000</text:p>
          </table:table-cell>
          <table:table-cell table:number-columns-repeated="7"/>
        </table:table-row>
        <table:table-row table:style-name="ro1">
          <table:table-cell office:value-type="float" office:value="-2000">
            <text:p>-2000</text:p>
          </table:table-cell>
          <table:table-cell table:formula="oooc:=[.C11]/1000" office:value-type="float" office:value="35">
            <text:p>35</text:p>
          </table:table-cell>
          <table:table-cell office:value-type="float" office:value="35000">
            <text:p>35000</text:p>
          </table:table-cell>
          <table:table-cell table:number-columns-repeated="7"/>
        </table:table-row>
        <table:table-row table:style-name="ro1">
          <table:table-cell office:value-type="float" office:value="-1000">
            <text:p>-1000</text:p>
          </table:table-cell>
          <table:table-cell table:formula="oooc:=[.C12]/1000" office:value-type="float" office:value="50">
            <text:p>50</text:p>
          </table:table-cell>
          <table:table-cell office:value-type="float" office:value="50000">
            <text:p>50000</text:p>
          </table:table-cell>
          <table:table-cell table:number-columns-repeated="6"/>
          <table:table-cell office:value-type="string">
            <text:p><text:a xlink:href="http://en.wikipedia.org/wiki/World_population#cite_note-HistoricalEstimates-21">[22]</text:a></text:p>
          </table:table-cell>
        </table:table-row>
        <table:table-row table:style-name="ro1">
          <table:table-cell office:value-type="float" office:value="-500">
            <text:p>-500</text:p>
          </table:table-cell>
          <table:table-cell table:formula="oooc:=[.C13]/1000"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table:number-columns-repeated="6"/>
          <table:table-cell office:value-type="string">
            <text:p><text:a xlink:href="http://en.wikipedia.org/wiki/World_population#cite_note-HistoricalEstimates-21">[22]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C14]/1000" office:value-type="float" office:value="200">
            <text:p>200</text:p>
          </table:table-cell>
          <table:table-cell office:value-type="float" office:value="200000">
            <text:p>200000</text:p>
          </table:table-cell>
          <table:table-cell table:number-columns-repeated="6"/>
          <table:table-cell office:value-type="string">
            <text:p><text:a xlink:href="http://en.wikipedia.org/wiki/World_population#cite_note-22">[23]</text:a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ooc:=[.C15]/1000" office:value-type="float" office:value="310">
            <text:p>310</text:p>
          </table:table-cell>
          <table:table-cell office:value-type="float" office:value="310000">
            <text:p>310000</text:p>
          </table:table-cell>
          <table:table-cell table:number-columns-repeated="7"/>
        </table:table-row>
        <table:table-row table:style-name="ro1">
          <table:table-cell office:value-type="float" office:value="1750">
            <text:p>1750</text:p>
          </table:table-cell>
          <table:table-cell table:formula="oooc:=[.C16]/1000" office:value-type="float" office:value="791">
            <text:p>791</text:p>
          </table:table-cell>
          <table:table-cell office:value-type="float" office:value="791000">
            <text:p>791000</text:p>
          </table:table-cell>
          <table:table-cell office:value-type="float" office:value="106000">
            <text:p>106000</text:p>
          </table:table-cell>
          <table:table-cell office:value-type="float" office:value="502000">
            <text:p>502000</text:p>
          </table:table-cell>
          <table:table-cell office:value-type="float" office:value="163000">
            <text:p>163000</text:p>
          </table:table-cell>
          <table:table-cell office:value-type="float" office:value="16000">
            <text:p>16000</text:p>
          </table:table-cell>
          <table:table-cell table:number-columns-repeated="2"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table:formula="oooc:=[.C17]/1000" office:value-type="float" office:value="978">
            <text:p>978</text:p>
          </table:table-cell>
          <table:table-cell office:value-type="float" office:value="978000">
            <text:p>978000</text:p>
          </table:table-cell>
          <table:table-cell office:value-type="float" office:value="107000">
            <text:p>107000</text:p>
          </table:table-cell>
          <table:table-cell office:value-type="float" office:value="635000">
            <text:p>635000</text:p>
          </table:table-cell>
          <table:table-cell office:value-type="float" office:value="203000">
            <text:p>203000</text:p>
          </table:table-cell>
          <table:table-cell office:value-type="float" office:value="24000">
            <text:p>24000</text:p>
          </table:table-cell>
          <table:table-cell office:value-type="float" office:value="7000">
            <text:p>700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table:formula="oooc:=[.C18]/1000" office:value-type="float" office:value="1262">
            <text:p>1262</text:p>
          </table:table-cell>
          <table:table-cell office:value-type="float" office:value="1262000">
            <text:p>1262000</text:p>
          </table:table-cell>
          <table:table-cell office:value-type="float" office:value="111000">
            <text:p>111000</text:p>
          </table:table-cell>
          <table:table-cell office:value-type="float" office:value="809000">
            <text:p>809000</text:p>
          </table:table-cell>
          <table:table-cell office:value-type="float" office:value="276000">
            <text:p>276000</text:p>
          </table:table-cell>
          <table:table-cell office:value-type="float" office:value="38000">
            <text:p>38000</text:p>
          </table:table-cell>
          <table:table-cell office:value-type="float" office:value="26000">
            <text:p>2600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table:formula="oooc:=[.C19]/1000" office:value-type="float" office:value="1650">
            <text:p>1650</text:p>
          </table:table-cell>
          <table:table-cell office:value-type="float" office:value="1650000">
            <text:p>1650000</text:p>
          </table:table-cell>
          <table:table-cell office:value-type="float" office:value="133000">
            <text:p>133000</text:p>
          </table:table-cell>
          <table:table-cell office:value-type="float" office:value="947000">
            <text:p>947000</text:p>
          </table:table-cell>
          <table:table-cell office:value-type="float" office:value="408000">
            <text:p>408000</text:p>
          </table:table-cell>
          <table:table-cell office:value-type="float" office:value="74000">
            <text:p>74000</text:p>
          </table:table-cell>
          <table:table-cell office:value-type="float" office:value="82000">
            <text:p>82000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table:formula="oooc:=[.C20]/1000" office:value-type="float" office:value="2518.629">
            <text:p>2518.63</text:p>
          </table:table-cell>
          <table:table-cell office:value-type="float" office:value="2518629">
            <text:p>2518629</text:p>
          </table:table-cell>
          <table:table-cell office:value-type="float" office:value="221214">
            <text:p>221214</text:p>
          </table:table-cell>
          <table:table-cell office:value-type="float" office:value="1398488">
            <text:p>1398488</text:p>
          </table:table-cell>
          <table:table-cell office:value-type="float" office:value="547403">
            <text:p>547403</text:p>
          </table:table-cell>
          <table:table-cell office:value-type="float" office:value="167097">
            <text:p>167097</text:p>
          </table:table-cell>
          <table:table-cell office:value-type="float" office:value="171616">
            <text:p>171616</text:p>
          </table:table-cell>
          <table:table-cell office:value-type="float" office:value="12812">
            <text:p>12812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table:formula="oooc:=[.C21]/1000" office:value-type="float" office:value="2755.823">
            <text:p>2755.82</text:p>
          </table:table-cell>
          <table:table-cell office:value-type="float" office:value="2755823">
            <text:p>2755823</text:p>
          </table:table-cell>
          <table:table-cell office:value-type="float" office:value="246746">
            <text:p>246746</text:p>
          </table:table-cell>
          <table:table-cell office:value-type="float" office:value="1541947">
            <text:p>1541947</text:p>
          </table:table-cell>
          <table:table-cell office:value-type="float" office:value="575184">
            <text:p>575184</text:p>
          </table:table-cell>
          <table:table-cell office:value-type="float" office:value="190797">
            <text:p>190797</text:p>
          </table:table-cell>
          <table:table-cell office:value-type="float" office:value="186884">
            <text:p>186884</text:p>
          </table:table-cell>
          <table:table-cell office:value-type="float" office:value="14265">
            <text:p>14265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table:formula="oooc:=[.C22]/1000" office:value-type="float" office:value="2981.659">
            <text:p>2981.66</text:p>
          </table:table-cell>
          <table:table-cell office:value-type="float" office:value="2981659">
            <text:p>2981659</text:p>
          </table:table-cell>
          <table:table-cell office:value-type="float" office:value="277398">
            <text:p>277398</text:p>
          </table:table-cell>
          <table:table-cell office:value-type="float" office:value="1674336">
            <text:p>1674336</text:p>
          </table:table-cell>
          <table:table-cell office:value-type="float" office:value="601401">
            <text:p>601401</text:p>
          </table:table-cell>
          <table:table-cell office:value-type="float" office:value="209303">
            <text:p>209303</text:p>
          </table:table-cell>
          <table:table-cell office:value-type="float" office:value="204152">
            <text:p>204152</text:p>
          </table:table-cell>
          <table:table-cell office:value-type="float" office:value="15888">
            <text:p>15888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table:formula="oooc:=[.C23]/1000" office:value-type="float" office:value="3334.874">
            <text:p>3334.87</text:p>
          </table:table-cell>
          <table:table-cell office:value-type="float" office:value="3334874">
            <text:p>3334874</text:p>
          </table:table-cell>
          <table:table-cell office:value-type="float" office:value="313744">
            <text:p>313744</text:p>
          </table:table-cell>
          <table:table-cell office:value-type="float" office:value="1899424">
            <text:p>1899424</text:p>
          </table:table-cell>
          <table:table-cell office:value-type="float" office:value="634026">
            <text:p>634026</text:p>
          </table:table-cell>
          <table:table-cell office:value-type="float" office:value="250452">
            <text:p>250452</text:p>
          </table:table-cell>
          <table:table-cell office:value-type="float" office:value="219570">
            <text:p>219570</text:p>
          </table:table-cell>
          <table:table-cell office:value-type="float" office:value="17657">
            <text:p>17657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table:formula="oooc:=[.C24]/1000" office:value-type="float" office:value="3692.492">
            <text:p>3692.49</text:p>
          </table:table-cell>
          <table:table-cell office:value-type="float" office:value="3692492">
            <text:p>3692492</text:p>
          </table:table-cell>
          <table:table-cell office:value-type="float" office:value="357283">
            <text:p>357283</text:p>
          </table:table-cell>
          <table:table-cell office:value-type="float" office:value="2143118">
            <text:p>2143118</text:p>
          </table:table-cell>
          <table:table-cell office:value-type="float" office:value="655855">
            <text:p>655855</text:p>
          </table:table-cell>
          <table:table-cell office:value-type="float" office:value="284856">
            <text:p>284856</text:p>
          </table:table-cell>
          <table:table-cell office:value-type="float" office:value="231937">
            <text:p>231937</text:p>
          </table:table-cell>
          <table:table-cell office:value-type="float" office:value="19443">
            <text:p>19443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table:formula="oooc:=[.C25]/1000" office:value-type="float" office:value="4068.109">
            <text:p>4068.11</text:p>
          </table:table-cell>
          <table:table-cell office:value-type="float" office:value="4068109">
            <text:p>4068109</text:p>
          </table:table-cell>
          <table:table-cell office:value-type="float" office:value="408160">
            <text:p>408160</text:p>
          </table:table-cell>
          <table:table-cell office:value-type="float" office:value="2397512">
            <text:p>2397512</text:p>
          </table:table-cell>
          <table:table-cell office:value-type="float" office:value="675542">
            <text:p>675542</text:p>
          </table:table-cell>
          <table:table-cell office:value-type="float" office:value="321906">
            <text:p>321906</text:p>
          </table:table-cell>
          <table:table-cell office:value-type="float" office:value="243425">
            <text:p>243425</text:p>
          </table:table-cell>
          <table:table-cell office:value-type="float" office:value="21564">
            <text:p>21564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table:formula="oooc:=[.C26]/1000" office:value-type="float" office:value="4434.682">
            <text:p>4434.68</text:p>
          </table:table-cell>
          <table:table-cell office:value-type="float" office:value="4434682">
            <text:p>4434682</text:p>
          </table:table-cell>
          <table:table-cell office:value-type="float" office:value="469618">
            <text:p>469618</text:p>
          </table:table-cell>
          <table:table-cell office:value-type="float" office:value="2632335">
            <text:p>2632335</text:p>
          </table:table-cell>
          <table:table-cell office:value-type="float" office:value="692431">
            <text:p>692431</text:p>
          </table:table-cell>
          <table:table-cell office:value-type="float" office:value="361401">
            <text:p>361401</text:p>
          </table:table-cell>
          <table:table-cell office:value-type="float" office:value="256068">
            <text:p>256068</text:p>
          </table:table-cell>
          <table:table-cell office:value-type="float" office:value="22828">
            <text:p>22828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table:formula="oooc:=[.C27]/1000" office:value-type="float" office:value="4830.979">
            <text:p>4830.98</text:p>
          </table:table-cell>
          <table:table-cell office:value-type="float" office:value="4830979">
            <text:p>4830979</text:p>
          </table:table-cell>
          <table:table-cell office:value-type="float" office:value="541814">
            <text:p>541814</text:p>
          </table:table-cell>
          <table:table-cell office:value-type="float" office:value="2887552">
            <text:p>2887552</text:p>
          </table:table-cell>
          <table:table-cell office:value-type="float" office:value="706009">
            <text:p>706009</text:p>
          </table:table-cell>
          <table:table-cell office:value-type="float" office:value="401469">
            <text:p>401469</text:p>
          </table:table-cell>
          <table:table-cell office:value-type="float" office:value="269456">
            <text:p>269456</text:p>
          </table:table-cell>
          <table:table-cell office:value-type="float" office:value="24678">
            <text:p>24678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table:formula="oooc:=[.C28]/1000" office:value-type="float" office:value="5263.593">
            <text:p>5263.59</text:p>
          </table:table-cell>
          <table:table-cell office:value-type="float" office:value="5263593">
            <text:p>5263593</text:p>
          </table:table-cell>
          <table:table-cell office:value-type="float" office:value="622443">
            <text:p>622443</text:p>
          </table:table-cell>
          <table:table-cell office:value-type="float" office:value="3167807">
            <text:p>3167807</text:p>
          </table:table-cell>
          <table:table-cell office:value-type="float" office:value="721582">
            <text:p>721582</text:p>
          </table:table-cell>
          <table:table-cell office:value-type="float" office:value="441525">
            <text:p>441525</text:p>
          </table:table-cell>
          <table:table-cell office:value-type="float" office:value="283549">
            <text:p>283549</text:p>
          </table:table-cell>
          <table:table-cell office:value-type="float" office:value="26687">
            <text:p>26687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table:formula="oooc:=[.C29]/1000" office:value-type="float" office:value="5674.38">
            <text:p>5674.38</text:p>
          </table:table-cell>
          <table:table-cell office:value-type="float" office:value="5674380">
            <text:p>5674380</text:p>
          </table:table-cell>
          <table:table-cell office:value-type="float" office:value="707462">
            <text:p>707462</text:p>
          </table:table-cell>
          <table:table-cell office:value-type="float" office:value="3430052">
            <text:p>3430052</text:p>
          </table:table-cell>
          <table:table-cell office:value-type="float" office:value="727405">
            <text:p>727405</text:p>
          </table:table-cell>
          <table:table-cell office:value-type="float" office:value="481099">
            <text:p>481099</text:p>
          </table:table-cell>
          <table:table-cell office:value-type="float" office:value="299438">
            <text:p>299438</text:p>
          </table:table-cell>
          <table:table-cell office:value-type="float" office:value="28924">
            <text:p>28924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formula="oooc:=[.C30]/1000" office:value-type="float" office:value="6070.581">
            <text:p>6070.58</text:p>
          </table:table-cell>
          <table:table-cell office:value-type="float" office:value="6070581">
            <text:p>6070581</text:p>
          </table:table-cell>
          <table:table-cell office:value-type="float" office:value="795671">
            <text:p>795671</text:p>
          </table:table-cell>
          <table:table-cell office:value-type="float" office:value="3679737">
            <text:p>3679737</text:p>
          </table:table-cell>
          <table:table-cell office:value-type="float" office:value="727986">
            <text:p>727986</text:p>
          </table:table-cell>
          <table:table-cell office:value-type="float" office:value="520229">
            <text:p>520229</text:p>
          </table:table-cell>
          <table:table-cell office:value-type="float" office:value="315915">
            <text:p>315915</text:p>
          </table:table-cell>
          <table:table-cell office:value-type="float" office:value="31043">
            <text:p>31043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table:formula="oooc:=[.C31]/1000" office:value-type="float" office:value="6453.628">
            <text:p>6453.63</text:p>
          </table:table-cell>
          <table:table-cell office:value-type="float" office:value="6453628">
            <text:p>6453628</text:p>
          </table:table-cell>
          <table:table-cell office:value-type="float" office:value="887964">
            <text:p>887964</text:p>
          </table:table-cell>
          <table:table-cell office:value-type="float" office:value="3917508">
            <text:p>3917508</text:p>
          </table:table-cell>
          <table:table-cell office:value-type="float" office:value="724722">
            <text:p>724722</text:p>
          </table:table-cell>
          <table:table-cell office:value-type="float" office:value="558281">
            <text:p>558281</text:p>
          </table:table-cell>
          <table:table-cell office:value-type="float" office:value="332156">
            <text:p>332156</text:p>
          </table:table-cell>
          <table:table-cell office:value-type="float" office:value="32998">
            <text:p>32998</text:p>
          </table:table-cell>
          <table:table-cell/>
        </table:table-row>
        <table:table-row table:style-name="ro1">
          <table:table-cell office:value-type="string">
            <text:p>Jul. 1, 2008</text:p>
          </table:table-cell>
          <table:table-cell table:formula="oooc:=[.C32]/1000" office:value-type="float" office:value="6706.993">
            <text:p>6706.99</text:p>
          </table:table-cell>
          <table:table-cell office:value-type="float" office:value="6706993">
            <text:p>6706993</text:p>
          </table:table-cell>
          <table:table-cell office:value-type="float" office:value="972752">
            <text:p>972752</text:p>
          </table:table-cell>
          <table:table-cell office:value-type="float" office:value="4053868">
            <text:p>4053868</text:p>
          </table:table-cell>
          <table:table-cell office:value-type="float" office:value="731683">
            <text:p>731683</text:p>
          </table:table-cell>
          <table:table-cell office:value-type="float" office:value="577147">
            <text:p>577147</text:p>
          </table:table-cell>
          <table:table-cell office:value-type="float" office:value="337168">
            <text:p>337168</text:p>
          </table:table-cell>
          <table:table-cell office:value-type="float" office:value="34375">
            <text:p>34375</text:p>
          </table:table-cell>
          <table:table-cell office:value-type="string">
            <text:p><text:a xlink:href="http://www.xist.org/earth/pop_region.aspx">[1]</text:a></text:p>
          </table:table-cell>
        </table:table-row>
        <table:table-row table:style-name="ro1">
          <table:table-cell table:style-name="ce1" office:value-type="string">
            <text:p>Year</text:p>
          </table:table-cell>
          <table:table-cell table:style-name="ce1"/>
          <table:table-cell table:style-name="ce1" office:value-type="string">
            <text:p>World</text:p>
          </table:table-cell>
          <table:table-cell table:style-name="ce1" office:value-type="string">
            <text:p><text:a xlink:href="http://en.wikipedia.org/wiki/Africa">Africa</text:a></text:p>
          </table:table-cell>
          <table:table-cell table:style-name="ce1" office:value-type="string">
            <text:p><text:a xlink:href="http://en.wikipedia.org/wiki/Asia">Asia</text:a></text:p>
          </table:table-cell>
          <table:table-cell table:style-name="ce1" office:value-type="string">
            <text:p><text:a xlink:href="http://en.wikipedia.org/wiki/Europe">Europe</text:a></text:p>
          </table:table-cell>
          <table:table-cell table:style-name="ce1" office:value-type="string">
            <text:p><text:a xlink:href="http://en.wikipedia.org/wiki/Latin_America">Latin America</text:a>*</text:p>
          </table:table-cell>
          <table:table-cell table:style-name="ce1" office:value-type="string">
            <text:p><text:a xlink:href="http://en.wikipedia.org/wiki/Northern_America">Northern America</text:a>*</text:p>
          </table:table-cell>
          <table:table-cell table:style-name="ce1" office:value-type="string">
            <text:p><text:a xlink:href="http://en.wikipedia.org/wiki/Oceania">Oceania</text:a></text:p>
          </table:table-cell>
          <table:table-cell table:style-name="ce1" office:value-type="string">
            <text:p>Note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6">16/06/2009</text:date>, <text:time>14:2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6-16T14:22:32</meta:creation-date>
    <dc:date>2009-06-16T14:27:27</dc:date>
    <dc:language>en</dc:language>
    <meta:editing-cycles>2</meta:editing-cycles>
    <meta:editing-duration>PT4M59S</meta:editing-duration>
    <meta:user-defined meta:name="Info 1"/>
    <meta:user-defined meta:name="Info 2"/>
    <meta:user-defined meta:name="Info 3"/>
    <meta:user-defined meta:name="Info 4"/>
    <meta:document-statistic meta:table-count="3" meta:cell-count="218"/>
  </office:meta>
</office:document-meta>
</file>